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FreeSans" svg:font-family="FreeSans" style:font-family-generic="system"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saka−等幅" svg:font-family="Osaka−等幅" style:font-family-generic="roman" style:font-pitch="variable"/>
    <style:font-face style:name="Osaka−等幅1" svg:font-family="Osaka−等幅"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office:font-face-decls>
  <office:automatic-styles>
    <style:style style:name="P1" style:family="paragraph" style:parent-style-name="Body" style:list-style-name="WWNum1">
      <style:paragraph-properties fo:margin-left="0.2291in" fo:margin-right="0in" fo:text-align="start" style:justify-single-word="false" fo:text-indent="-0.2291in" style:auto-text-indent="false" style:writing-mode="lr-tb"/>
    </style:style>
    <style:style style:name="P2" style:family="paragraph" style:parent-style-name="Body" style:list-style-name="">
      <style:paragraph-properties fo:margin-left="0.2291in" fo:margin-right="0in" fo:text-align="start" style:justify-single-word="false" fo:text-indent="0in" style:auto-text-indent="false" style:writing-mode="lr-tb"/>
    </style:style>
    <style:style style:name="P3" style:family="paragraph" style:parent-style-name="Body">
      <style:paragraph-properties fo:text-align="center" style:justify-single-word="false"/>
    </style:style>
    <style:style style:name="P4" style:family="paragraph" style:parent-style-name="Body">
      <style:text-properties fo:font-size="12pt" style:font-size-asian="12pt" style:font-size-complex="12pt"/>
    </style:style>
    <style:style style:name="P5" style:family="paragraph" style:parent-style-name="Body">
      <style:paragraph-properties>
        <style:tab-stops>
          <style:tab-stop style:position="0.25in"/>
        </style:tab-stops>
      </style:paragraph-properties>
      <style:text-properties fo:font-size="12pt" style:font-size-asian="12pt" style:font-size-complex="12pt"/>
    </style:style>
    <style:style style:name="P6" style:family="paragraph" style:parent-style-name="Body" style:list-style-name="">
      <style:paragraph-properties fo:margin-left="0.2291in" fo:margin-right="0in" fo:text-align="start" style:justify-single-word="false" fo:text-indent="0in" style:auto-text-indent="false" style:writing-mode="lr-tb"/>
      <style:text-properties fo:font-size="12pt" fo:language="zh" fo:country="TW" style:font-size-asian="12pt" style:language-asian="zh" style:country-asian="TW" style:font-size-complex="12pt"/>
    </style:style>
    <style:style style:name="P7" style:family="paragraph" style:parent-style-name="Body">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Body">
      <style:text-properties fo:font-variant="normal" fo:text-transform="none" fo:color="#000000" loext:opacity="100%" style:text-outline="false" style:text-line-through-style="none" style:text-line-through-type="none" style:text-position="0% 100%" style:font-name="Helvetica" fo:font-size="12pt" fo:letter-spacing="normal" fo:language="zh" fo:country="TW" fo:font-style="normal" style:text-underline-style="none" fo:font-weight="normal"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P9" style:family="paragraph" style:parent-style-name="Body" style:list-style-name="">
      <style:paragraph-properties fo:margin-left="0.2291in" fo:margin-right="0in" fo:text-align="start" style:justify-single-word="false" fo:text-indent="0in" style:auto-text-indent="false" style:writing-mode="lr-tb"/>
      <style:text-properties fo:font-variant="normal" fo:text-transform="none" fo:color="#000000" loext:opacity="100%" style:text-outline="false" style:text-line-through-style="none" style:text-line-through-type="none" style:text-position="0% 100%" style:font-name="Helvetica" fo:font-size="12pt" fo:letter-spacing="normal" fo:language="zh" fo:country="TW" fo:font-style="normal" style:text-underline-style="none" fo:font-weight="normal"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P10" style:family="paragraph" style:parent-style-name="Body" style:list-style-name="">
      <style:paragraph-properties fo:margin-left="0.2291in" fo:margin-right="0in" fo:text-indent="0in" style:auto-text-indent="false"/>
      <style:text-properties fo:font-variant="normal" fo:text-transform="none" fo:color="#000000" loext:opacity="100%" style:text-outline="false" style:text-line-through-style="none" style:text-line-through-type="none" style:text-position="0% 100%" style:font-name="Helvetica" fo:font-size="12pt" fo:letter-spacing="normal" fo:language="zh" fo:country="TW" fo:font-style="normal" style:text-underline-style="none" fo:font-weight="normal"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P11" style:family="paragraph" style:parent-style-name="Body" style:list-style-name="WWNum1">
      <style:paragraph-properties fo:margin-left="0.2291in" fo:margin-right="0in" fo:margin-top="0in" fo:margin-bottom="0in" style:contextual-spacing="false" fo:text-indent="-0.2291in" style:auto-text-indent="false"/>
    </style:style>
    <style:style style:name="P12" style:family="paragraph" style:parent-style-name="Body" style:list-style-name="WWNum1">
      <style:paragraph-properties fo:margin-left="0.2291in" fo:margin-right="0in" fo:text-indent="-0.2291in" style:auto-text-indent="false"/>
    </style:style>
    <style:style style:name="P13" style:family="paragraph" style:parent-style-name="Body" style:list-style-name="WWNum1">
      <style:paragraph-properties fo:margin-left="0.502in" fo:margin-right="0in" fo:margin-top="0in" fo:margin-bottom="0in" style:contextual-spacing="false" fo:text-indent="-0.252in" style:auto-text-indent="false"/>
    </style:style>
    <style:style style:name="P14" style:family="paragraph" style:parent-style-name="Body" style:list-style-name="WWNum1">
      <style:paragraph-properties fo:margin-left="0.502in" fo:margin-right="0in" fo:margin-top="0in" fo:margin-bottom="0in" style:contextual-spacing="false" fo:text-indent="-0.252in" style:auto-text-indent="false"/>
      <style:text-properties officeooo:paragraph-rsid="0009f1a2"/>
    </style:style>
    <style:style style:name="P15" style:family="paragraph" style:parent-style-name="Body" style:list-style-name="WWNum1">
      <style:paragraph-properties fo:margin-left="0.25in" fo:margin-right="0in" fo:margin-top="0in" fo:margin-bottom="0in" style:contextual-spacing="false" fo:text-indent="0in" style:auto-text-indent="false"/>
      <style:text-properties officeooo:paragraph-rsid="0009f1a2"/>
    </style:style>
    <style:style style:name="P16" style:family="paragraph" style:parent-style-name="Body">
      <style:paragraph-properties>
        <style:tab-stops>
          <style:tab-stop style:position="0.2291in"/>
          <style:tab-stop style:position="0.25in"/>
        </style:tab-stops>
      </style:paragraph-properties>
      <style:text-properties style:font-name="宋体" fo:font-size="12pt" fo:language="zh" fo:country="TW" style:font-name-asian="宋体1" style:font-size-asian="12pt" style:language-asian="zh" style:country-asian="TW" style:font-name-complex="宋体1" style:font-size-complex="12pt"/>
    </style:style>
    <style:style style:name="P17" style:family="paragraph" style:parent-style-name="Body" style:list-style-name="">
      <style:paragraph-properties fo:margin-left="0.2291in" fo:margin-right="0in" fo:text-indent="0in" style:auto-text-indent="false"/>
    </style:style>
    <style:style style:name="P18" style:family="paragraph" style:parent-style-name="Body" style:list-style-name="">
      <style:paragraph-properties fo:margin-left="0.2291in" fo:margin-right="0in" fo:text-indent="0in" style:auto-text-indent="false"/>
      <style:text-properties officeooo:paragraph-rsid="0009f1a2"/>
    </style:style>
    <style:style style:name="P19" style:family="paragraph" style:parent-style-name="Body">
      <style:paragraph-properties fo:margin-left="0.5in" fo:margin-right="0in" fo:text-indent="0in" style:auto-text-indent="false">
        <style:tab-stops>
          <style:tab-stop style:position="0.25in"/>
        </style:tab-stops>
      </style:paragraph-properties>
      <style:text-properties fo:font-size="10pt" style:font-size-asian="10pt" style:font-size-complex="10pt"/>
    </style:style>
    <style:style style:name="P20" style:family="paragraph" style:parent-style-name="Header_20__26__20_Footer">
      <style:paragraph-properties style:writing-mode="lr-tb"/>
    </style:style>
    <style:style style:name="T1" style:family="text">
      <style:text-properties fo:font-size="14pt" fo:language="en" fo:country="US" fo:font-weight="bold" style:font-size-asian="14pt" style:font-weight-asian="bold" style:font-size-complex="14pt" style:font-weight-complex="bold"/>
    </style:style>
    <style:style style:name="T2" style:family="text">
      <style:text-properties fo:font-size="14pt" fo:language="zh" fo:country="CN" fo:font-weight="bold" style:font-size-asian="14pt" style:language-asian="zh" style:country-asian="CN" style:font-weight-asian="bold" style:font-size-complex="14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2pt" fo:language="en" fo:country="US" style:font-size-asian="12pt" style:font-size-complex="12pt"/>
    </style:style>
    <style:style style:name="T5" style:family="text">
      <style:text-properties fo:font-size="12pt" fo:language="zh" fo:country="TW" style:font-size-asian="12pt" style:language-asian="zh" style:country-asian="TW" style:font-size-complex="12pt"/>
    </style:style>
    <style:style style:name="T6" style:family="text">
      <style:text-properties fo:font-size="12pt" fo:language="zh" fo:country="CN" style:font-size-asian="12pt" style:language-asian="zh" style:country-asian="CN" style:font-size-complex="12pt"/>
    </style:style>
    <style:style style:name="T7" style:family="text">
      <style:text-properties fo:font-size="12pt" style:font-size-asian="12pt" style:font-size-complex="12pt"/>
    </style:style>
    <style:style style:name="T8" style:family="text">
      <style:text-properties style:font-name="Arial Unicode MS" fo:font-size="12pt" fo:language="zh" fo:country="TW" fo:font-style="normal" fo:font-weight="normal" style:font-size-asian="12pt" style:language-asian="zh" style:country-asian="TW" style:font-style-asian="normal" style:font-weight-asian="normal" style:font-name-complex="Arial Unicode MS1" style:font-size-complex="12pt" style:font-style-complex="normal" style:font-weight-complex="normal"/>
    </style:style>
    <style:style style:name="T9" style:family="text">
      <style:text-properties style:font-name="Arial Unicode MS" fo:font-size="12pt" fo:language="zh" fo:country="CN" fo:font-style="normal" fo:font-weight="normal" style:font-size-asian="12pt" style:language-asian="zh" style:country-asian="CN" style:font-style-asian="normal" style:font-weight-asian="normal" style:font-name-complex="Arial Unicode MS1" style:font-size-complex="12pt" style:font-style-complex="normal" style:font-weight-complex="normal"/>
    </style:style>
    <style:style style:name="T10" style:family="text">
      <style:text-properties style:font-name="Arial Unicode MS" fo:font-style="normal" fo:font-weight="normal" style:font-name-asian="Arial Unicode MS1" style:font-style-asian="normal" style:font-weight-asian="normal" style:font-name-complex="Arial Unicode MS1" style:font-style-complex="normal" style:font-weight-complex="normal"/>
    </style:style>
    <style:style style:name="T11" style:family="text">
      <style:text-properties style:font-name="Arial Unicode MS" fo:language="zh" fo:country="TW" fo:font-style="normal" fo:font-weight="normal" style:language-asian="zh" style:country-asian="TW" style:font-style-asian="normal" style:font-weight-asian="normal" style:font-name-complex="Arial Unicode MS1" style:font-style-complex="normal" style:font-weight-complex="normal"/>
    </style:style>
    <style:style style:name="T12" style:family="text">
      <style:text-properties style:font-name="Arial Unicode MS" fo:font-size="11pt" fo:font-style="normal" fo:font-weight="normal" style:font-name-asian="Arial Unicode MS1" style:font-size-asian="11pt" style:font-style-asian="normal" style:font-weight-asian="normal" style:font-name-complex="Arial Unicode MS1" style:font-size-complex="11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fo:font-size="12pt" fo:letter-spacing="normal" fo:language="zh" fo:country="TW" fo:font-style="normal" style:text-underline-style="none" fo:font-weight="normal"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T14" style:family="text">
      <style:text-properties fo:font-variant="normal" fo:text-transform="none" fo:color="#000000" loext:opacity="100%" style:text-outline="false" style:text-line-through-style="none" style:text-line-through-type="none" style:text-position="0% 100%" fo:font-size="12pt" fo:letter-spacing="normal" fo:language="zh" fo:country="TW" fo:font-style="normal" style:text-underline-style="none" fo:font-weight="normal" style:letter-kerning="false" style:font-size-asian="12pt" style:language-asian="zh" style:country-asian="TW" style:font-style-asian="normal" style:font-weight-asian="normal" style:font-size-complex="12pt" style:language-complex="hi" style:country-complex="IN" style:font-style-complex="normal" style:font-weight-complex="normal" style:text-scale="100%" style:font-relief="none" text:display="true"/>
    </style:style>
    <style:style style:name="T15" style:family="text">
      <style:text-properties fo:font-variant="normal" fo:text-transform="none" fo:color="#000000" loext:opacity="100%" style:text-outline="false" style:text-line-through-style="none" style:text-line-through-type="none" style:text-position="0% 100%" style:font-name="Helvetica" fo:font-size="12pt" fo:letter-spacing="normal" fo:language="zh" fo:country="TW" fo:font-style="normal" style:text-underline-style="none" fo:font-weight="normal"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T16" style:family="text">
      <style:text-properties fo:font-variant="normal" fo:text-transform="none" fo:color="#000000" loext:opacity="100%" style:text-outline="false" style:text-line-through-style="none" style:text-line-through-type="none" style:text-position="0% 100%" style:font-name="Helvetica" fo:font-size="12pt" fo:letter-spacing="normal" fo:language="zh" fo:country="TW" fo:font-style="normal" style:text-underline-style="none" fo:font-weight="normal" officeooo:rsid="0009f1a2" style:letter-kerning="false" style:font-name-asian="Arial Unicode MS1" style:font-size-asian="12pt" style:language-asian="zh" style:country-asian="TW" style:font-style-asian="normal" style:font-weight-asian="normal" style:font-name-complex="Arial Unicode MS1" style:font-size-complex="12pt" style:language-complex="hi" style:country-complex="IN" style:font-style-complex="normal" style:font-weight-complex="normal" style:text-scale="100%" style:font-relief="none" text:display="true"/>
    </style:style>
    <style:style style:name="T17" style:family="text">
      <style:text-properties fo:language="zh" fo:country="TW" style:language-asian="zh" style:country-asian="TW"/>
    </style:style>
    <style:style style:name="T18" style:family="text">
      <style:text-properties fo:language="zh" fo:country="CN" style:language-asian="zh" style:country-asian="CN"/>
    </style:style>
    <style:style style:name="T1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ESP</text:span><text:span text:style-name="T2">32</text:span><text:span text:style-name="T1"> BUG REPORT TEMPLATE</text:span></text:p>
      <text:p text:style-name="P7"/>
      <text:p text:style-name="P7"/>
      <text:p text:style-name="P4"/>
      <text:list xml:id="list2930832829" text:style-name="WWNum1">
        <text:list-item>
          <text:p text:style-name="P1"><text:span text:style-name="T4">Bug </text:span><text:span text:style-name="T8">名称</text:span><text:span text:style-name="T5"> </text:span><text:span text:style-name="T4">/ Bug Name</text:span></text:p>
        </text:list-item>
      </text:list>
      <text:p text:style-name="P2"><text:span text:style-name="T13">Transition Disable SAE-PK → SAE not Working</text:span></text:p>
      <text:p text:style-name="P8"/>
      <text:list xml:id="list133040977673891" text:continue-numbering="true" text:style-name="WWNum1">
        <text:list-item>
          <text:p text:style-name="P1"><text:span text:style-name="T6">ESP-IDF </text:span><text:span text:style-name="T8">版本号</text:span><text:span text:style-name="T4">/ </text:span><text:span text:style-name="T6">ESP-IDF</text:span><text:span text:style-name="T4"> Version</text:span></text:p>
        </text:list-item>
      </text:list>
      <text:p text:style-name="P2"><text:span text:style-name="T13">Espressif IDF </text:span><text:span text:style-name="Source_20_Text"><text:span text:style-name="T13">v5.1.1</text:span></text:span></text:p>
      <text:p text:style-name="P4"/>
      <text:list xml:id="list133041596947583" text:continue-numbering="true" text:style-name="WWNum1">
        <text:list-item>
          <text:p text:style-name="P1"><text:span text:style-name="T8">硬件模块</text:span><text:span text:style-name="T5"> / Hardware Information</text:span></text:p>
        </text:list-item>
      </text:list>
      <text:p text:style-name="P2"><text:span text:style-name="T5">Keystudio ESP32 Core Board, with ESP32-WROOM-32</text:span></text:p>
      <text:p text:style-name="P5"/>
      <text:list xml:id="list133040624513283" text:continue-numbering="true" text:style-name="WWNum1">
        <text:list-item>
          <text:p text:style-name="P1"><text:span text:style-name="T5">Bug </text:span><text:span text:style-name="T8">描述</text:span><text:span text:style-name="T5"> </text:span><text:span text:style-name="T4">/ Bug Description</text:span></text:p>
        </text:list-item>
      </text:list>
      <text:p text:style-name="P2"><text:span text:style-name="Source_20_Text"><text:span text:style-name="T15">I was working with SAE-PK. If i enable SAE-PK in Automatic Mode, and connect to an AP with Transition disable 0x03 (thus preventing downgrade from WPA3 → WPA2 and from SAE-PK → SAE), the SAE-PK Transition Mode bit is ignored. The transition disable mechanism works for WPA3 → WPA2. On the other hand, if I consider Transition Disable between SAE-PK → SAE, then I am able to make the board connect to an AP with just SAE (not SAE-PK).</text:span></text:span></text:p>
      <text:p text:style-name="P9"/>
      <text:p text:style-name="P2"><text:span text:style-name="Source_20_Text"><text:span text:style-name="T15">This is the scenario: Let's suppose to have a public café with a WPA3 with SAE-PK AP, for which the password is written on a sign. An attacker can easily create an evil-twin (with just SAE, but with the right password) and induce the ESP32 to connect it. Indeed, even though the ESP32 supports SAE-PK, it is useless if it is set in "automatic mode" (the default mode for what I understand). The ESP32 can connect to the real AP, but nothing will prevent it to join the rogue network (because the transition disable seems not to be working properly, thus nothing is preventing ESP32 to be downgraded).</text:span></text:span></text:p>
      <text:p text:style-name="P8"/>
      <text:list xml:id="list133040794825614" text:continue-numbering="true" text:style-name="WWNum1">
        <text:list-item>
          <text:p text:style-name="P11"><text:span text:style-name="T9">详细的</text:span><text:span text:style-name="T8">测试流程</text:span><text:span text:style-name="T17"> </text:span><text:span text:style-name="T4">/ </text:span><text:span text:style-name="T6">Test Steps</text:span></text:p>
          <text:list>
            <text:list-item>
              <text:p text:style-name="P13"><text:span text:style-name="Source_20_Text"><text:span text:style-name="T15">Launch an AP (with Hostapd) with SAE-PK and Transition Disable 0x03.</text:span></text:span></text:p>
            </text:list-item>
            <text:list-item>
              <text:p text:style-name="P13"><text:span text:style-name="Source_20_Text"><text:span text:style-name="T15">Make the ESP32 board connect to it (in SAE-PK Automatic mode). (It connects)</text:span></text:span></text:p>
            </text:list-item>
            <text:list-item>
              <text:p text:style-name="P13"><text:span text:style-name="Source_20_Text"><text:span text:style-name="T15">Stop the AP without turning off the ESP32 board, and then launch an evil-twin AP with same password, but without SAE-PK (se WPA3 with plain SAE).</text:span></text:span></text:p>
            </text:list-item>
            <text:list-item>
              <text:p text:style-name="P14"><text:span text:style-name="Source_20_Text"><text:span text:style-name="T15">Wait for the ESP32 board to connect. (It connects...)</text:span></text:span></text:p>
              <text:p text:style-name="P15"><text:span text:style-name="Source_20_Text"><text:span text:style-name="T15">I Tried the same experiment with wpa-supplicant, and it is not affected by this problem.</text:span></text:span></text:p>
            </text:list-item>
          </text:list>
        </text:list-item>
      </text:list>
      <text:p text:style-name="P16"/>
      <text:list xml:id="list133040937396327" text:continue-numbering="true" text:style-name="WWNum1">
        <text:list-item>
          <text:p text:style-name="P12"><text:span text:style-name="T8">参考代码</text:span><text:span text:style-name="T5"> </text:span><text:span text:style-name="T8">及</text:span><text:span text:style-name="T5"> log </text:span><text:span text:style-name="T8">输出</text:span><text:span text:style-name="T5"> </text:span><text:span text:style-name="T4">/ </text:span><text:span text:style-name="T6">Test</text:span><text:span text:style-name="T4"> Codes </text:span><text:span text:style-name="T5">&amp; </text:span><text:span text:style-name="T4">Log </text:span><text:span text:style-name="T5">O</text:span><text:span text:style-name="T4">utput </text:span><text:span text:style-name="Code"><text:span text:style-name="T10"><text:line-break/></text:span></text:span><text:span text:style-name="T11">基于</text:span><text:span text:style-name="T18"> ESP-IDF </text:span><text:span text:style-name="T11">请提供可复现问题的参考代码、</text:span><text:span text:style-name="T19">log </text:span><text:span text:style-name="T11">输出</text:span><text:span text:style-name="T17"> <text:s text:c="68"/></text:span></text:p>
        </text:list-item>
      </text:list>
      <text:p text:style-name="P18"><text:span text:style-name="Source_20_Text"><text:span text:style-name="T16">Please find attached to the email the logs from VSCode terminal and from hostapd.</text:span></text:span></text:p>
      <text:p text:style-name="P10"/>
      <text:p text:style-name="P17"><text:span text:style-name="T11">注：参考代码是编译后可直接运行并复现问题的，请将参考代码</text:span><text:span text:style-name="T17"> </text:span><text:span text:style-name="T19">*.c/*.h </text:span><text:span text:style-name="T11">以附件形式提交。</text:span><text:span text:style-name="Code"><text:span text:style-name="T12"><text:line-break/></text:span></text:span><text:span text:style-name="T17">Note:</text:span><text:span text:style-name="T19"> </text:span><text:span text:style-name="T18">Test</text:span><text:span text:style-name="T19"> codes should be able to run after compilation and also help reproduce the bug. You can provide reference codes *.c/*.h as an attachment.</text:span></text:p>
      <text:p text:style-name="P18"><text:span text:style-name="Source_20_Text"><text:span text:style-name="T15">I have used the code from the ESP-IDF example “station” (available in Visual Studio Code). It has been slightly modified to explicitly select the SAE-PK mode (between automatic, only and disabled), and activate the Transition Disable mechanism.</text:span></text:span></text:p>
      <text:p text:style-name="P17"><text:span text:style-name="T5">Please find attached to the email the code that I used.</text:span></text:p>
      <text:p text:style-name="P19"><text:soft-page-break/></text:p>
      <text:list xml:id="list133040719922932" text:continue-numbering="true" text:style-name="WWNum1">
        <text:list-item>
          <text:p text:style-name="P1"><text:span text:style-name="T8">其它</text:span><text:span text:style-name="T4"> / Others </text:span></text:p>
        </text:list-item>
      </text:list>
      <text:p text:style-name="P2"><text:span text:style-name="T4">I started inspecting the source code (the one that I found in esp-idf/* folders), and I narrowed the problem down to the esp_wpas_glue.c file. I noticed that it is the counterpart of the official wpa-supplicant wpas_glue.c file. In particular, I compared these two functions from the two files. Please find attached the comparison file.</text:span></text:p>
      <text:p text:style-name="P6"/>
      <text:p text:style-name="P4"/>
      <text:p text:style-name="Body"><text:span text:style-name="T4"><text:s text:c="3"/></text:span></text:p>
      <text:p text:style-name="P4"/>
      <text:p text:style-name="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roman" style:font-pitch="variable"/>
    <style:font-face style:name="Arial Unicode MS1" svg:font-family="'Arial Unicode MS'" style:font-family-generic="system" style:font-pitch="variable"/>
    <style:font-face style:name="FreeSans" svg:font-family="FreeSans" style:font-family-generic="system" style:font-pitch="variable"/>
    <style:font-face style:name="Helvetica" svg:font-family="Helvetica"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Osaka−等幅" svg:font-family="Osaka−等幅" style:font-family-generic="roman" style:font-pitch="variable"/>
    <style:font-face style:name="Osaka−等幅1" svg:font-family="Osaka−等幅"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宋体" svg:font-family="宋体" style:font-family-generic="roman" style:font-pitch="variable"/>
    <style:font-face style:name="宋体1"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Arial Unicode MS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style:use-window-font-color="true" loext:opacity="0%" style:text-outline="false" style:text-line-through-style="none" style:text-line-through-type="none" style:text-position="0% 100%" style:font-name="Times New Roman" fo:font-family="'Times New Roman'" style:font-family-generic="roman" style:font-pitch="variable" fo:font-size="12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font-relief="none" text:display="tru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_26__20_Footer" style:display-name="Header &amp; Footer" style:family="paragraph">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fo:font-family="Helvetica" style:font-family-generic="roman" style:font-pitch="variable" fo:font-size="12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2pt" style:language-asian="zh" style:country-asian="CN" style:font-style-asian="normal" style:font-weight-asian="normal" style:font-name-complex="Arial Unicode MS1" style:font-family-complex="'Arial Unicode MS'" style:font-family-generic-complex="system" style:font-pitch-complex="variable" style:font-size-complex="12pt" style:language-complex="hi" style:country-complex="IN" style:font-style-complex="normal" style:font-weight-complex="normal" style:text-scale="100%" style:font-relief="none" text:display="true" fo:hyphenate="true" fo:hyphenation-remain-char-count="2" fo:hyphenation-push-char-count="2" loext:hyphenation-no-caps="false"/>
    </style:style>
    <style:style style:name="Body" style:family="paragraph">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keep-with-next="auto" style:writing-mode="lr-tb"/>
      <style:text-properties fo:font-variant="normal" fo:text-transform="none" fo:color="#000000" loext:opacity="1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1" style:font-family-asian="'Arial Unicode MS'" style:font-family-generic-asian="system" style:font-pitch-asian="variable" style:font-size-asian="11pt" style:language-asian="zh" style:country-asian="CN" style:font-style-asian="normal" style:font-weight-asian="normal" style:font-name-complex="Arial Unicode MS1"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Code" style:family="text">
      <style:text-properties fo:font-variant="normal" fo:text-transform="none" fo:color="#3f3f3f" loext:opacity="100%" style:text-line-through-style="none" style:text-line-through-type="none" style:text-position="0% 100%" style:font-name="Osaka−等幅" fo:font-family="Osaka−等幅" style:font-family-generic="roman" style:font-pitch="variable" fo:font-size="9pt" fo:letter-spacing="normal" fo:font-style="normal" style:text-underline-style="none" fo:font-weight="normal" style:font-name-asian="Osaka−等幅1" style:font-family-asian="Osaka−等幅" style:font-family-generic-asian="system" style:font-pitch-asian="variable" style:font-size-asian="9pt" style:font-style-asian="normal" style:font-weight-asian="normal" style:font-name-complex="Osaka−等幅1" style:font-family-complex="Osaka−等幅" style:font-family-generic-complex="system" style:font-pitch-complex="variable" style:font-size-complex="9pt" style:font-style-complex="normal" style:font-weight-complex="normal"/>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ListLabel_20_1" style:display-name="ListLabel 1"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font-size="10pt" fo:letter-spacing="normal" style:letter-kerning="false" style:font-size-asian="10pt" style:text-scale="100%" style:font-relief="non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25in" fo:text-indent="-0.2291in" fo:margin-left="0.2291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25in" fo:text-indent="-0.252in" fo:margin-left="0.502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0.25in" fo:text-indent="-0.252in" fo:margin-left="0.75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0.25in" fo:text-indent="-0.252in" fo:margin-left="1.002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0.25in" fo:text-indent="-0.252in" fo:margin-left="1.252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0.25in" fo:text-indent="-0.252in" fo:margin-left="1.502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0.25in" fo:text-indent="-0.252in" fo:margin-left="1.75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0.25in" fo:text-indent="-0.252in" fo:margin-left="2.002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0.25in" fo:text-indent="-0.252in" fo:margin-left="2.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style:writing-mode="lr-tb"/>
    </style:style>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1-29T13:30:40.485213750</dc:date>
    <meta:editing-cycles>10</meta:editing-cycles>
    <meta:editing-duration>PT1H22M16S</meta:editing-duration>
    <meta:generator>LibreOffice/7.3.7.2$Linux_X86_64 LibreOffice_project/30$Build-2</meta:generator>
    <meta:document-statistic meta:table-count="0" meta:image-count="0" meta:object-count="0" meta:page-count="2" meta:paragraph-count="24" meta:word-count="544" meta:character-count="2801" meta:non-whitespace-character-count="2286"/>
    <meta:user-defined meta:name="AppVersion">15.0000</meta:user-defined>
  </office:meta>
</office:document-meta>
</file>